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hu Sep <text:s/>7 11:44:10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2:45:20.3601033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9-07T13:09:53.407031222</dc:date>
    <meta:editing-duration>P3DT18H10M26S</meta:editing-duration>
    <meta:editing-cycles>111</meta:editing-cycles>
    <meta:generator>LibreOffice/7.5.5.2$Linux_X86_64 LibreOffice_project/50$Build-2</meta:generator>
    <meta:document-statistic meta:table-count="11" meta:cell-count="1316" meta:object-count="1"/>
  </office:meta>
</office:document-meta>
</file>